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31096c" officeooo:paragraph-rsid="006e9b56"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officeooo:rsid="00083d4b" officeooo:paragraph-rsid="006a57e1"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style:font-name="Liberation Sans"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8" style:family="paragraph" style:parent-style-name="Preformatted_20_Text">
      <style:text-properties style:font-name="Liberation Sans" fo:font-size="12pt" fo:font-style="normal" style:text-underline-style="none" fo:font-weight="normal" officeooo:rsid="006a57e1" officeooo:paragraph-rsid="006a57e1" style:font-size-asian="12pt" style:font-style-asian="normal" style:font-weight-asian="normal" style:font-size-complex="12pt" style:font-style-complex="normal" style:font-weight-complex="normal"/>
    </style:style>
    <style:style style:name="P9" style:family="paragraph" style:parent-style-name="Preformatted_20_Text">
      <style:text-properties style:font-name="Liberation Sans" officeooo:paragraph-rsid="006a57e1"/>
    </style:style>
    <style:style style:name="P10"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erif" fo:font-size="12pt" fo:font-style="normal" style:text-underline-style="none" fo:font-weight="bold" officeooo:rsid="00699b60" officeooo:paragraph-rsid="00699b60" style:font-size-asian="12pt" style:font-style-asian="normal" style:font-weight-asian="bold" style:font-size-complex="12pt" style:font-style-complex="normal" style:font-weight-complex="bold"/>
    </style:style>
    <style:style style:name="P13"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4" style:family="paragraph" style:parent-style-name="Preformatted_20_Text">
      <style:text-properties style:font-name="Liberation Serif" fo:font-size="12pt" fo:font-style="normal" style:text-underline-style="none" officeooo:rsid="00699b60" officeooo:paragraph-rsid="006a57e1" style:font-name-asian="Nimbus Mono L" style:font-size-asian="12pt" style:font-style-asian="normal" style:font-name-complex="Liberation Mono" style:font-size-complex="12pt" style:font-style-complex="normal"/>
    </style:style>
    <style:style style:name="P15" style:family="paragraph" style:parent-style-name="Preformatted_20_Text">
      <style:paragraph-properties fo:text-align="center" style:justify-single-word="false"/>
      <style:text-properties officeooo:paragraph-rsid="00083d4b"/>
    </style:style>
    <style:style style:name="P16" style:family="paragraph" style:parent-style-name="Preformatted_20_Text">
      <style:text-properties officeooo:paragraph-rsid="005cfd1e"/>
    </style:style>
    <style:style style:name="P17" style:family="paragraph" style:parent-style-name="Preformatted_20_Text">
      <style:text-properties officeooo:paragraph-rsid="00618e95"/>
    </style:style>
    <style:style style:name="P18" style:family="paragraph" style:parent-style-name="Preformatted_20_Text">
      <style:text-properties officeooo:paragraph-rsid="0062fdb6"/>
    </style:style>
    <style:style style:name="P19" style:family="paragraph" style:parent-style-name="Preformatted_20_Text">
      <style:text-properties officeooo:paragraph-rsid="006058f6"/>
    </style:style>
    <style:style style:name="P20" style:family="paragraph" style:parent-style-name="Preformatted_20_Text">
      <style:text-properties officeooo:paragraph-rsid="00699b60"/>
    </style:style>
    <style:style style:name="P21" style:family="paragraph" style:parent-style-name="Preformatted_20_Text">
      <style:text-properties officeooo:paragraph-rsid="0063c17d"/>
    </style:style>
    <style:style style:name="P22" style:family="paragraph" style:parent-style-name="Preformatted_20_Text">
      <style:text-properties officeooo:rsid="006bd248" officeooo:paragraph-rsid="006bd248"/>
    </style:style>
    <style:style style:name="P23" style:family="paragraph" style:parent-style-name="Preformatted_20_Text">
      <style:text-properties officeooo:paragraph-rsid="00708dcb"/>
    </style:style>
    <style:style style:name="P24"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Liberation Sans" fo:font-size="16pt" fo:font-weight="bold" officeooo:rsid="00681d32" officeooo:paragraph-rsid="00681d32" style:font-size-asian="16pt" style:font-weight-asian="bold" style:font-size-complex="16pt" style:font-weight-complex="bold"/>
    </style:style>
    <style:style style:name="P26" style:family="paragraph" style:parent-style-name="Preformatted_20_Text">
      <style:paragraph-properties fo:break-before="page"/>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27" style:family="paragraph" style:parent-style-name="Preformatted_20_Text">
      <style:text-properties style:font-name="Liberation Sans" fo:font-size="12pt" fo:font-style="normal" style:text-underline-style="none" officeooo:rsid="0072095a" officeooo:paragraph-rsid="0063c17d" style:font-name-asian="Nimbus Mono L" style:font-size-asian="12pt" style:font-style-asian="normal" style:font-name-complex="Liberation Mono" style:font-size-complex="12pt" style:font-style-complex="normal"/>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000000" style:font-name="Carlito" fo:font-size="10.5pt" fo:letter-spacing="normal" fo:font-style="italic" style:text-underline-style="none" fo:font-weight="normal" officeooo:rsid="00699b60" style:font-name-asian="Nimbus Mono L" style:font-size-asian="10.5pt" style:font-style-asian="italic" style:font-weight-asian="bold" style:font-name-complex="Liberation Mono" style:font-size-complex="10.5pt" style:font-style-complex="italic"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fo:font-variant="normal" fo:text-transform="none" fo:color="#202020" style:font-name="apple-system" fo:font-size="10.5pt" fo:letter-spacing="normal" fo:font-style="normal" style:text-underline-style="none" fo:font-weight="bold" officeooo:rsid="006194f2"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fo:font-variant="normal" fo:text-transform="none" fo:color="#202020" style:font-name="apple-system" fo:font-size="10.5pt" fo:letter-spacing="normal" fo:font-style="normal" style:text-underline-style="none" fo:font-weight="bold" officeooo:rsid="00699b60"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style:font-name="Liberation Sans"/>
    </style:style>
    <style:style style:name="T9"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0"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2"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4"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5"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8" style:family="text">
      <style:text-properties style:font-name="Liberation Sans" fo:font-size="12pt" fo:font-style="normal" style:text-underline-style="none" officeooo:rsid="006de440" style:font-size-asian="12pt" style:font-style-asian="normal" style:font-size-complex="12pt" style:font-style-complex="normal"/>
    </style:style>
    <style:style style:name="T19"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bb186"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bd248"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de44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e9b56"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708dcb"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72095a"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6pt" fo:font-weight="bold" officeooo:rsid="002f1f25" style:font-size-asian="16pt" style:font-weight-asian="bold" style:font-size-complex="16pt" style:font-weight-complex="bold"/>
    </style:style>
    <style:style style:name="T38" style:family="text">
      <style:text-properties style:font-name="Liberation Sans" fo:font-size="16pt" fo:font-weight="bold" officeooo:rsid="001b99ac" style:font-size-asian="16pt" style:font-weight-asian="bold" style:font-size-complex="16pt" style:font-weight-complex="bold"/>
    </style:style>
    <style:style style:name="T39" style:family="text">
      <style:text-properties style:font-name="Liberation Sans" fo:font-size="16pt" fo:font-weight="bold" officeooo:rsid="000dd66a" style:font-size-asian="16pt" style:font-weight-asian="bold" style:font-size-complex="16pt" style:font-weight-complex="bold"/>
    </style:style>
    <style:style style:name="T40" style:family="text">
      <style:text-properties style:font-name="Liberation Sans" fo:font-size="16pt" fo:font-weight="bold" officeooo:rsid="00681d32" style:font-size-asian="16pt" style:font-weight-asian="bold" style:font-size-complex="16pt" style:font-weight-complex="bold"/>
    </style:style>
    <style:style style:name="T41" style:family="text">
      <style:text-properties style:font-name="Liberation Sans" fo:font-size="16pt" fo:font-weight="bold" officeooo:rsid="00681d32" style:font-name-asian="Nimbus Mono L" style:font-size-asian="16pt" style:font-weight-asian="bold" style:font-name-complex="Liberation Mono" style:font-size-complex="16pt" style:font-weight-complex="bold"/>
    </style:style>
    <style:style style:name="T42" style:family="text">
      <style:text-properties style:font-name="Liberation Sans" officeooo:rsid="00083d4b"/>
    </style:style>
    <style:style style:name="T43" style:family="text">
      <style:text-properties fo:font-size="12pt" fo:font-style="normal" style:text-underline-style="none" fo:font-weight="normal" officeooo:rsid="006a57e1" style:font-size-asian="12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6a57e1" style:font-name-asian="Nimbus Mono L" style:font-size-asian="12pt" style:font-style-asian="normal" style:font-weight-asian="normal" style:font-name-complex="Liberation Mono" style:font-size-complex="12pt" style:font-style-complex="normal" style:font-weight-complex="normal"/>
    </style:style>
    <style:style style:name="T45" style:family="text">
      <style:text-properties style:font-name="Liberation Serif"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46" style:family="text">
      <style:text-properties style:font-name="Liberation Serif" fo:font-size="12pt" fo:font-style="normal" style:text-underline-style="none" fo:font-weight="bold" officeooo:rsid="006a57e1" style:font-name-asian="Nimbus Mono L" style:font-size-asian="12pt" style:font-style-asian="normal" style:font-weight-asian="bold" style:font-name-complex="Liberation Mono" style:font-size-complex="12pt" style:font-style-complex="normal" style:font-weight-complex="bold"/>
    </style:style>
    <style:style style:name="T47" style:family="text">
      <style:text-properties officeooo:rsid="006bb1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ayers for our World and the Church</text:p>
      <text:p text:style-name="P25">including Prayer of Confession</text:p>
      <text:p text:style-name="P15"><text:span text:style-name="T40">6</text:span><text:span text:style-name="T37">th</text:span><text:span text:style-name="T38"> </text:span><text:span text:style-name="T41">June</text:span><text:span text:style-name="T38"> 20</text:span><text:span text:style-name="T39">21</text:span></text:p>
      <text:p text:style-name="P16"><text:span text:style-name="T5">Ps </text:span><text:span text:style-name="T6">1</text:span><text:span text:style-name="T7">43</text:span><text:span text:style-name="T5">:</text:span><text:span text:style-name="T7">1</text:span><text:span text:style-name="T2"> </text:span><text:span text:style-name="T3">Hear my prayer, O Lord; give ear to my pleas for mercy!</text:span></text:p>
      <text:p text:style-name="P16"><text:span text:style-name="T3"><text:tab/>In </text:span><text:span text:style-name="T4">Y</text:span><text:span text:style-name="T3">our faithfulness answer me, in </text:span><text:span text:style-name="T4">Y</text:span><text:span text:style-name="T3">our righteousness!</text:span></text:p>
      <text:p text:style-name="P6"/>
      <text:p text:style-name="P14"><text:span text:style-name="T42">W</text:span><text:span text:style-name="T8">e come now to a time of prayer, to acknowledge God’s greatness, His perfection, to confess our imperfection, and to bring our requests to Him Who alone is able to effect lasting change, according to His purposes for the world and for us within it.</text:span></text:p>
      <text:p text:style-name="P7"/>
      <text:p text:style-name="P7"/>
      <text:p text:style-name="P12">Adoration</text:p>
      <text:p text:style-name="P8">God Almighty, Father, Son and Holy Spirit, Creator of all that is, we Your creatures dare to come before You only because You are merciful, faithful and righteous. From everlasting to everlasting, You alone are God, all-powerful, all-seeing, all-holy and altogether just! If we were to rely on Your justice, we would be lost, for we are fallen, warped by sin into self-centredness, so that of ourselves we would not seek You out.</text:p>
      <text:p text:style-name="P8"/>
      <text:p text:style-name="P12">Confession</text:p>
      <text:p text:style-name="P9"><text:span text:style-name="T43">But because You are all-loving, and graciously merciful, we are not destroyed. We look back upon our week and recognise the times when we have failed, when we have not been holy as You are holy, when we have sullied the Name of Jesus our Saviour, when we have put down another person, thinking less of them and more of ourselves, when we have </text:span><text:span text:style-name="T44">given in to </text:span><text:span text:style-name="T43">temptation. We are ashamed of our thoughts, words and deeds and freely confess them to You now.</text:span></text:p>
      <text:p text:style-name="P8"/>
      <text:p text:style-name="P20"><text:span text:style-name="T45">Thanks</text:span><text:span text:style-name="T46">giving</text:span></text:p>
      <text:p text:style-name="P18"><text:span text:style-name="T31">Yet</text:span><text:span text:style-name="T9">, </text:span><text:span text:style-name="T10">we thank </text:span><text:span text:style-name="T9">You </text:span><text:span text:style-name="T10">that </text:span><text:span text:style-name="T15">You </text:span><text:span text:style-name="T31">have not abandoned us to our condition but rescued us from oblivion.</text:span><text:span text:style-name="T25"> We thank You </text:span><text:span text:style-name="T27">for the special grace of salvation: while we were still sinners, Jesus came as the Sinless Perfect Son of God and Son of Man to take our place and suffer the penalty which we deserved, dying in our stead so we could go free</text:span><text:span text:style-name="T21">.</text:span></text:p>
      <text:p text:style-name="P1"/>
      <text:p text:style-name="P16"><text:span text:style-name="T22">W</text:span><text:span text:style-name="T25">e thank You that You raised Him up on the third day, </text:span><text:span text:style-name="T28">defeating death and sin, </text:span><text:span text:style-name="T31">and beginning the restoration of what was </text:span><text:span text:style-name="T28">Your perfect creation</text:span><text:span text:style-name="T25">. </text:span><text:span text:style-name="T28">We thank You that there will be an end to sin when Jesus returns </text:span><text:span text:style-name="T31">and institutes the new heaven and the new earth</text:span><text:span text:style-name="T28">. Thereafter, we Your redeemed people and Your restored Creation will show forth Your glory without limit, forever and ever.</text:span></text:p>
      <text:p text:style-name="P2"/>
      <text:p text:style-name="P11"><text:span text:style-name="T47">Supplication: </text:span>The Wider World</text:p>
      <text:p text:style-name="P21"><text:span text:style-name="T32">In the wider world, w</text:span><text:span text:style-name="T29">e continue to pray for the nation and the people of India, where the Covid19 virus </text:span><text:span text:style-name="T32">is now in retreat as a result of effective measures taken by governments and the health system</text:span><text:span text:style-name="T29">. We pray </text:span><text:span text:style-name="T32">that </text:span><text:span text:style-name="T29">their health systems </text:span><text:span text:style-name="T32">will continue to </text:span><text:span text:style-name="T29">function </text:span><text:span text:style-name="T32">and will cope with the pressures still fac</text:span><text:span text:style-name="T29">ing </text:span><text:span text:style-name="T32">them</text:span><text:span text:style-name="T29">, especially in rural areas where health facilities are not at the same standard as in the cities. </text:span><text:span text:style-name="T36">We continue to pray for the distribution of aid and medical supplies.</text:span></text:p>
      <text:p text:style-name="P27"/>
      <text:p text:style-name="P22"><text:span text:style-name="T29">H</text:span><text:span text:style-name="T19">ere in Victoria, we have more cases but we give thanks that there have been no fatalities and very few patients have been hospitalized. We continue to pray that our governments will employ all possible means to combat the spread of the virus.</text:span></text:p>
      <text:p text:style-name="P3"/>
      <text:p text:style-name="P13">...<text:span text:style-name="T1"> a</text:span>nd the wider Church</text:p>
      <text:p text:style-name="P19"><text:span text:style-name="T14">W</text:span><text:span text:style-name="T16">e </text:span><text:span text:style-name="T18">pray also for Your people in churches throughout </text:span><text:span text:style-name="T33">the lockdown area. Strengthen us, keep us faithful even when we can’t meet face to face. Your Word urges us to continue meeting wherever possible but we recognise how difficult it is to do that and comply with the restrictions imposed by the state of emergency. We give thanks that regional Victoria has been freed from the most onerous restrictions and pray that people may resume normal life as quickly as possible.</text:span></text:p>
      <text:p text:style-name="P4"/>
      <text:p text:style-name="P26"/>
      <text:p text:style-name="P10"><text:span text:style-name="T47">Supplication: </text:span>Ashburton</text:p>
      <text:p text:style-name="P23"><text:span text:style-name="T9">Here in Ashburton we </text:span><text:span text:style-name="T12">pray for </text:span><text:span text:style-name="T13">Barry as he preach</text:span><text:span text:style-name="T20">es Your Word, </text:span><text:span text:style-name="T24">and w</text:span><text:span text:style-name="T20">e pray for our own understanding as we listen. May </text:span><text:span text:style-name="T26">we be transformed by the renewing of our minds so </text:span><text:span text:style-name="T24">tha</text:span><text:span text:style-name="T20">t </text:span><text:span text:style-name="T26">Your </text:span><text:span text:style-name="T24">living Word</text:span><text:span text:style-name="T20"> go</text:span><text:span text:style-name="T26">es</text:span><text:span text:style-name="T20"> deep into our hearts. </text:span><text:span text:style-name="T26">Holy Spirit, we pray that You would</text:span><text:span text:style-name="T20"> change us </text:span><text:span text:style-name="T30">so that</text:span><text:span text:style-name="T23"> we live our lives more and more in conformity to Your Word. </text:span><text:span text:style-name="T34">As we face those factors preventing us from meeting, we pray that we will not be overtaken by discouragement but that we will resist the impact of our isolation and determine to maintain our trust in You and our support for each other.</text:span><text:span text:style-name="T35"> </text:span><text:span text:style-name="T23">We pray that our fellowship </text:span><text:span text:style-name="T30">continues to</text:span><text:span text:style-name="T23"> grow stronger </text:span><text:span text:style-name="T30">each</text:span><text:span text:style-name="T26"> week</text:span><text:span text:style-name="T23">, </text:span><text:span text:style-name="T30">both in Sunday worship and in our community groups.</text:span></text:p>
      <text:p text:style-name="P5"/>
      <text:p text:style-name="P17"><text:span text:style-name="T34">Finally, w</text:span><text:span text:style-name="T26">e pray for </text:span><text:span text:style-name="T23">ourselves in the service of the Kingdom. </text:span><text:span text:style-name="T34">We thank You that we are a part of the work of spreading the Good News, </text:span><text:span text:style-name="T35">and members of the world-spanning Body of Christ.</text:span><text:span text:style-name="T30"> May we grow to show the character of our Risen Lord so well that others will see Him rather than us.</text:span><text:span text:style-name="T9"> </text:span><text:span text:style-name="T11">In Jesus Name </text:span><text:span text:style-name="T17">we pray</text:span><text:span text:style-name="T11">,</text:span><text:span text:style-name="T9">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6-05T12:56:32.783790727</dc:date>
    <meta:editing-duration>PT4H10M54S</meta:editing-duration>
    <meta:editing-cycles>53</meta:editing-cycles>
    <meta:generator>LibreOffice/6.4.7.2$Linux_X86_64 LibreOffice_project/40$Build-2</meta:generator>
    <meta:document-statistic meta:table-count="0" meta:image-count="0" meta:object-count="0" meta:page-count="2" meta:paragraph-count="21" meta:word-count="784" meta:character-count="4332" meta:non-whitespace-character-count="3568"/>
  </office:meta>
</office:document-meta>
</file>